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ed0" officeooo:paragraph-rsid="001dae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rief Kubernetes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0:18:24.798022702</meta:creation-date>
    <dc:date>2025-11-12T10:19:07.057613507</dc:date>
    <meta:editing-duration>PT44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24.2.7.2$Linux_X86_64 LibreOffice_project/420$Build-2</meta:generator>
  </office:meta>
</office:document-meta>
</file>